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3.9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6.4cm"/>
    </style:style>
    <style:style style:name="gr3" style:family="graphic" style:parent-style-name="standard">
      <style:graphic-properties draw:textarea-horizontal-align="justify" draw:textarea-vertical-align="middle" draw:auto-grow-height="false" fo:min-height="4.15cm" fo:min-width="22cm"/>
    </style:style>
    <style:style style:name="gr4" style:family="graphic" style:parent-style-name="standard">
      <style:graphic-properties draw:textarea-horizontal-align="justify" draw:textarea-vertical-align="middle" draw:auto-grow-height="false" fo:min-height="6.35cm" fo:min-width="15.3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4.8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22.3cm"/>
    </style:style>
    <style:style style:name="gr7" style:family="graphic" style:parent-style-name="standard">
      <style:graphic-properties draw:textarea-horizontal-align="justify" draw:textarea-vertical-align="middle" draw:auto-grow-height="false" fo:min-height="2.95cm" fo:min-width="4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4cm" svg:height="2.3cm" svg:x="3.5cm" svg:y="1.8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9cm" svg:height="1cm" svg:x="8.7cm" svg:y="2.5cm">
          <text:p text:style-name="P1">MENU NAVEGAÇÃ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2.5cm" svg:height="4.4cm" svg:x="3.3cm" svg:y="4.7cm">
          <text:p text:style-name="P1">CAPA, PODENDO SER UM CARROSSE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8cm" svg:height="6.6cm" svg:x="3.3cm" svg:y="10.1cm">
          <text:p text:style-name="P1">CONTEÚDO TEXTO E IMAGEN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3cm" svg:height="2.7cm" svg:x="20.6cm" svg:y="10.2cm">
          <text:p text:style-name="P1">NOTÍCI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cm" svg:height="2cm" svg:x="3.3cm" svg:y="17.6cm">
          <text:p text:style-name="P1">RODAPÉ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3.2cm" svg:x="20.6cm" svg:y="13.4cm">
          <text:p text:style-name="P1">COLUNA<text:line-break/>COMO FACE<text:line-break/>E ETC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08:27:32.949033886</meta:creation-date>
    <dc:date>2019-03-12T08:39:02.434273749</dc:date>
    <meta:editing-duration>PT39S</meta:editing-duration>
    <meta:editing-cycles>1</meta:editing-cycles>
    <meta:generator>LibreOffice/6.1.5.2$Linux_X86_64 LibreOffice_project/10$Build-2</meta:generator>
    <meta:document-statistic meta:object-count="7"/>
  </office:meta>
</office:document-meta>
</file>